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C0000020810F6186BBB18E90F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655cm" fo:min-width="4.58cm" draw:shadow="visible" draw:shadow-offset-x="0.035cm" draw:shadow-offset-y="0.035cm" draw:shadow-color="#00000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d8d8d8" draw:shadow="hidden"/>
    </style:style>
    <style:style style:name="gr7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solid" draw:fill-color="#ff0000" draw:shadow="hidden"/>
    </style:style>
    <style:style style:name="gr9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1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22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6" style:family="graphic" style:parent-style-name="objectwithoutfill">
      <style:graphic-properties draw:marker-end="Arrowheads_20_42" draw:marker-end-width="0.3cm" draw:fill="none" draw:textarea-vertical-align="middle"/>
    </style:style>
    <style:style style:name="gr47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fo:font-size="9pt"/>
    </style:style>
    <style:style style:name="P5" style:family="paragraph">
      <loext:graphic-properties draw:fill="none"/>
      <style:text-properties fo:font-size="9pt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8" style:family="paragraph">
      <loext:graphic-properties draw:fill="solid" draw:fill-color="#d8d8d8"/>
      <style:text-properties fo:font-size="9pt"/>
    </style:style>
    <style:style style:name="P9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11" style:family="paragraph">
      <loext:graphic-properties draw:fill="solid" draw:fill-color="#ff0000"/>
      <style:text-properties fo:color="#ffffff" loext:opacity="100%" loext:color-lum-mod="100%" loext:color-lum-off="0%" fo:font-size="9pt" fo:font-weight="bold"/>
    </style:style>
    <style:style style:name="P12" style:family="paragraph">
      <loext:graphic-properties draw:fill="none"/>
      <style:text-properties fo:color="#ffffff" loext:opacity="100%" loext:color-lum-mod="100%" loext:color-lum-off="0%" fo:font-size="9pt" fo:font-weight="bold"/>
    </style:style>
    <style:style style:name="P13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loext:color-lum-mod="100%" loext:color-lum-off="0%" fo:font-size="9pt" fo:font-weight="bold" style:font-weight-asian="bold" style:font-weight-complex="bold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18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loext:opacity="100%" style:font-name="Calibri1" fo:font-size="12pt" style:text-underline-style="none" fo:font-weight="bold" style:font-name-asian="Calibri1" style:font-size-asian="15pt" style:font-weight-asian="bold" style:font-name-complex="Calibri1" style:font-size-complex="15pt" style:font-weight-complex="bold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color="#ffffff" loext:opacity="100%" fo:font-size="9pt" fo:font-weight="bold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custom-shape draw:style-name="gr1" draw:text-style-name="P2" draw:layer="Joystick and Throttle" svg:width="5.08cm" svg:height="1.905cm" svg:x="9.017cm" svg:y="3.175cm">
          <text:p text:style-name="P1"><text:span text:style-name="T1">Logitech Extreme</text:span><text:span text:style-name="T1"><text:line-break/></text:span><text:span text:style-name="T1">3D Pr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Joystick and Throttle" svg:width="6.858cm" svg:height="6.123cm" svg:x="1.27cm" svg:y="1.397cm">
          <draw:image xlink:href="Pictures/100000010000032C0000020810F6186BBB18E90F.png" xlink:type="simple" xlink:show="embed" xlink:actuate="onLoad" draw:mime-type="image/png">
            <text:p/>
          </draw:image>
        </draw:frame>
        <draw:g>
          <draw:path draw:style-name="gr3" draw:text-style-name="P4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4" draw:text-style-name="P5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3" draw:text-style-name="P4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4" draw:text-style-name="P5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5" draw:text-style-name="P7" draw:layer="controls" svg:width="4.752cm" svg:height="2.515cm" svg:x="16.978cm" svg:y="32.393cm">
          <draw:text-box>
            <text:p text:style-name="P6"><text:span text:style-name="T2">Throttle</text:span></text:p>
          </draw:text-box>
        </draw:frame>
        <draw:g>
          <draw:g>
            <draw:polygon draw:style-name="gr6" draw:text-style-name="P8" draw:layer="controls" svg:width="4.753cm" svg:height="1.053cm" svg:x="16.978cm" svg:y="33.349cm" svg:viewBox="0 0 4754 1054" draw:points="0,1054 4754,1054 4754,0 0,0">
              <text:p/>
            </draw:polygon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7" draw:text-style-name="P10" draw:layer="controls" svg:width="4.752cm" svg:height="2.199cm" svg:x="16.978cm" svg:y="32.777cm">
            <draw:text-box>
              <text:p text:style-name="P9"><text:span text:style-name="T3">Throttle</text:span></text:p>
            </draw:text-box>
          </draw:frame>
        </draw:g>
        <draw:g>
          <draw:g>
            <draw:polygon draw:style-name="gr8" draw:text-style-name="P11" draw:layer="controls" svg:width="0.83cm" svg:height="1.028cm" svg:x="20.9cm" svg:y="33.349cm" svg:viewBox="0 0 831 1029" draw:points="0,1029 831,1029 831,0 0,0">
              <text:p/>
            </draw:polygon>
            <draw:polygon draw:style-name="gr4" draw:text-style-name="P12" draw:layer="controls" svg:width="0.83cm" svg:height="1.028cm" svg:x="20.9cm" svg:y="33.349cm" svg:viewBox="0 0 831 1029" draw:points="0,1029 831,1029 831,0 0,0">
              <text:p/>
            </draw:polygon>
          </draw:g>
          <draw:frame draw:style-name="gr9" draw:text-style-name="P14" draw:layer="controls" svg:width="0.83cm" svg:height="1.54cm" svg:x="20.9cm" svg:y="33.092cm">
            <draw:text-box>
              <text:p text:style-name="P13"><text:span text:style-name="T4">Fwd</text:span></text:p>
              <text:p text:style-name="P13"><text:span text:style-name="T4">Bkw</text:span></text:p>
            </draw:text-box>
          </draw:frame>
        </draw:g>
        <draw:frame draw:style-name="gr10" draw:text-style-name="P3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11" draw:text-style-name="P15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10.403cm" svg:y="8.255cm">
            <text:p text:style-name="P16"><text:span text:style-name="T5">2:</text:span><text:span text:style-name="T6"> 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13.261cm" svg:y="8.255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5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13.916cm" svg:y="7.366cm">
            <text:p text:style-name="P16"><text:span text:style-name="T5">3:</text:span><text:span text:style-name="T6"> 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16.774cm" svg:y="7.366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5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13.916cm" svg:y="6.604cm">
            <text:p text:style-name="P16"><text:span text:style-name="T5">5:</text:span><text:span text:style-name="T6"> 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16.774cm" svg:y="6.604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5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21.537cm" svg:y="7.366cm">
            <text:p text:style-name="P16"><text:span text:style-name="T5">4:</text:span><text:span text:style-name="T6"> 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24.395cm" svg:y="7.366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5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21.536cm" svg:y="6.604cm">
            <text:p text:style-name="P16"><text:span text:style-name="T5">6:</text:span><text:span text:style-name="T6"> Target Rec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24.394cm" svg:y="6.604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5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7" draw:layer="Labels" svg:width="3.493cm" svg:height="1.27cm" svg:x="9.389cm" svg:y="10.141cm">
            <text:p text:style-name="P16"><text:span text:style-name="T5">8:</text:span><text:span text:style-name="T6">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9" draw:layer="Labels" svg:width="0.635cm" svg:height="1.27cm" svg:x="12.247cm" svg:y="10.141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5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7" draw:layer="Labels" svg:width="3.493cm" svg:height="1.27cm" svg:x="5.29cm" svg:y="10.141cm">
            <text:p text:style-name="P16"><text:span text:style-name="T5">7:</text:span><text:span text:style-name="T6">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9" draw:layer="Labels" svg:width="0.635cm" svg:height="1.27cm" svg:x="8.148cm" svg:y="10.141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15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bels" svg:width="3.493cm" svg:height="1.275cm" svg:x="9.39cm" svg:y="12.341cm">
            <text:p text:style-name="P16"><text:span text:style-name="T5">10:</text:span><text:span text:style-name="T6"> 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9" draw:layer="Labels" svg:width="0.635cm" svg:height="1.275cm" svg:x="12.248cm" svg:y="12.341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15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bels" svg:width="3.493cm" svg:height="1.275cm" svg:x="5.291cm" svg:y="12.341cm">
            <text:p text:style-name="P16"><text:span text:style-name="T5">9:</text:span><text:span text:style-name="T6"> Gimb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9" draw:layer="Labels" svg:width="0.635cm" svg:height="1.275cm" svg:x="8.149cm" svg:y="12.341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15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draw:layer="Labels" svg:width="3.493cm" svg:height="1.28cm" svg:x="9.391cm" svg:y="14.541cm">
            <text:p text:style-name="P16"><text:span text:style-name="T5">12:</text:span><text:span text:style-name="T6"> Landing</text:span><text:span text:style-name="T6"><text:line-break/></text:span><text:span text:style-name="T6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bels" svg:width="0.635cm" svg:height="1.28cm" svg:x="12.249cm" svg:y="14.541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15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draw:layer="Labels" svg:width="3.493cm" svg:height="1.28cm" svg:x="5.292cm" svg:y="14.541cm">
            <text:p text:style-name="P16"><text:span text:style-name="T5">11:</text:span><text:span text:style-name="T6"> Quantum</text:span><text:span text:style-name="T6"><text:line-break/></text:span><text:span text:style-name="T6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bels" svg:width="0.635cm" svg:height="1.28cm" svg:x="8.15cm" svg:y="14.541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3" draw:text-style-name="P21" draw:layer="Labels" svg:width="7.302cm" svg:height="4.445cm" svg:x="15.875cm" svg:y="1.27cm">
              <text:p text:style-name="P20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7" draw:layer="Labels" svg:width="2.975cm" svg:height="0.81cm" svg:x="15.875cm" svg:y="2.886cm">
              <text:p text:style-name="P16"><text:span text:style-name="T5">X:</text:span><text:span text:style-name="T6"> Roll Lef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19" draw:layer="Labels" svg:width="0.689cm" svg:height="0.81cm" svg:x="18.161cm" svg:y="2.886cm">
              <text:p text:style-name="P18"><text:span text:style-name="T7">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bels" svg:width="3.966cm" svg:height="0.806cm" svg:x="17.543cm" svg:y="2.08cm">
              <text:p text:style-name="P16"><text:span text:style-name="T5">Y:</text:span><text:span text:style-name="T6"> Pitch Down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9" draw:layer="Labels" svg:width="1.307cm" svg:height="0.806cm" svg:x="20.202cm" svg:y="2.08cm">
              <text:p text:style-name="P18"><text:span text:style-name="T7">Fwd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bels" svg:width="2.975cm" svg:height="0.81cm" svg:x="20.202cm" svg:y="2.886cm">
              <text:p text:style-name="P16"><text:span text:style-name="T5">X:</text:span><text:span text:style-name="T6"> Roll Right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3" draw:layer="Labels" svg:width="0.698cm" svg:height="0.81cm" svg:x="22.479cm" svg:y="2.886cm">
              <text:p text:style-name="P22"><text:span text:style-name="T7">R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7" draw:layer="Labels" svg:width="3.966cm" svg:height="0.808cm" svg:x="17.543cm" svg:y="3.696cm">
              <text:p text:style-name="P16"><text:span text:style-name="T5">Y:</text:span><text:span text:style-name="T6"> Pitch Up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5" draw:layer="Labels" svg:width="1.307cm" svg:height="0.808cm" svg:x="20.202cm" svg:y="3.696cm">
              <text:p text:style-name="P24"><text:span text:style-name="T8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1" draw:text-style-name="P17" draw:layer="Labels" svg:width="3.449cm" svg:height="0.808cm" svg:x="16.045cm" svg:y="4.504cm">
              <text:p text:style-name="P16"><text:span text:style-name="T5">Z:</text:span><text:span text:style-name="T6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9" draw:layer="Labels" svg:width="0.732cm" svg:height="0.808cm" svg:x="18.762cm" svg:y="4.504cm">
              <text:p text:style-name="P18"><text:span text:style-name="T7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7" draw:layer="Labels" svg:width="3.513cm" svg:height="0.808cm" svg:x="19.494cm" svg:y="4.504cm">
              <text:p text:style-name="P16"><text:span text:style-name="T5">Z:</text:span><text:span text:style-name="T6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3" draw:layer="Labels" svg:width="0.655cm" svg:height="0.808cm" svg:x="22.352cm" svg:y="4.504cm">
              <text:p text:style-name="P22"><text:span text:style-name="T7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" draw:id="id1">
          <draw:custom-shape draw:style-name="gr35" draw:text-style-name="P21" draw:layer="Labels" svg:width="4.826cm" svg:height="2.159cm" svg:x="21.844cm" svg:y="10.668cm">
            <text:p text:style-name="P20"><text:span text:style-name="T5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7" draw:layer="Labels" svg:width="2.413cm" svg:height="0.508cm" svg:x="21.844cm" svg:y="11.811cm">
            <text:p text:style-name="P16"><text:span text:style-name="T5">H:</text:span><text:span text:style-name="T6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9" draw:layer="Labels" svg:width="0.575cm" svg:height="0.508cm" svg:x="23.682cm" svg:y="11.811cm">
            <text:p text:style-name="P18"><text:span text:style-name="T7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7" draw:layer="Labels" svg:width="3.003cm" svg:height="0.508cm" svg:x="22.808cm" svg:y="11.303cm">
            <text:p text:style-name="P16"><text:span text:style-name="T5">H:</text:span><text:span text:style-name="T6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9" draw:layer="Labels" svg:width="0.635cm" svg:height="0.508cm" svg:x="25.176cm" svg:y="11.303cm">
            <text:p text:style-name="P18"><text:span text:style-name="T7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bels" svg:width="2.413cm" svg:height="0.508cm" svg:x="24.257cm" svg:y="11.811cm">
            <text:p text:style-name="P16"><text:span text:style-name="T5">H:</text:span><text:span text:style-name="T6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9" draw:layer="Labels" svg:width="0.643cm" svg:height="0.508cm" svg:x="26.027cm" svg:y="11.811cm">
            <text:p text:style-name="P18"><text:span text:style-name="T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7" draw:layer="Labels" svg:width="3.003cm" svg:height="0.508cm" svg:x="22.808cm" svg:y="12.319cm">
            <text:p text:style-name="P16"><text:span text:style-name="T5">H:</text:span><text:span text:style-name="T6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9" draw:layer="Labels" svg:width="0.641cm" svg:height="0.508cm" svg:x="25.17cm" svg:y="12.319cm">
            <text:p text:style-name="P18"><text:span text:style-name="T7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5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17.769cm" svg:y="5.842cm">
            <text:p text:style-name="P16"><text:span text:style-name="T5">1:</text:span><text:span text:style-name="T6"> 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20.627cm" svg:y="5.842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5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8.7cm" svg:y="-2.667cm">
            <text:p text:style-name="P16"><text:span text:style-name="T5">A:</text:span><text:span text:style-name="T6"> Actio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bels" svg:width="0.635cm" svg:height="0.635cm" svg:x="11.558cm" svg:y="-2.667cm">
            <text:p text:style-name="P18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bels" svg:width="3.493cm" svg:height="0.635cm" svg:x="11.24cm" svg:y="-3.302cm">
            <text:p text:style-name="P16"><text:span text:style-name="T5">A:</text:span><text:span text:style-name="T6"> Actio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bels" svg:width="0.635cm" svg:height="0.635cm" svg:x="14.098cm" svg:y="-3.302cm">
            <text:p text:style-name="P18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bels" svg:width="3.493cm" svg:height="0.635cm" svg:x="13.78cm" svg:y="-2.667cm">
            <text:p text:style-name="P16"><text:span text:style-name="T5">A:</text:span><text:span text:style-name="T6"> Actio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bels" svg:width="0.635cm" svg:height="0.635cm" svg:x="16.638cm" svg:y="-2.667cm">
            <text:p text:style-name="P18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bels" svg:width="3.493cm" svg:height="0.635cm" svg:x="11.24cm" svg:y="-2.032cm">
            <text:p text:style-name="P16"><text:span text:style-name="T5">A:</text:span><text:span text:style-name="T6"> Actio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bels" svg:width="0.635cm" svg:height="0.635cm" svg:x="14.098cm" svg:y="-2.032cm">
            <text:p text:style-name="P18"><text:span text:style-name="T7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15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8.836cm" svg:y="-1.206cm">
            <text:p text:style-name="P16"><text:span text:style-name="T5">A:</text:span><text:span text:style-name="T6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11.694cm" svg:y="-1.206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7" draw:layer="Labels" svg:width="3.493cm" svg:height="0.635cm" svg:x="13.516cm" svg:y="-1.206cm">
            <text:p text:style-name="P16"><text:span text:style-name="T5">A:</text:span><text:span text:style-name="T6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16.374cm" svg:y="-1.206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7" draw:layer="Labels" svg:width="3.493cm" svg:height="0.635cm" svg:x="17.463cm" svg:y="-1.27cm">
            <text:p text:style-name="P16"><text:span text:style-name="T5">A:</text:span><text:span text:style-name="T6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20.321cm" svg:y="-1.27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5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bels" svg:width="3.493cm" svg:height="0.635cm" svg:x="17.663cm" svg:y="-3.175cm">
            <text:p text:style-name="P16"><text:span text:style-name="T5">A:</text:span><text:span text:style-name="T6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bels" svg:width="0.635cm" svg:height="0.635cm" svg:x="20.521cm" svg:y="-3.175cm">
            <text:p text:style-name="P18"><text:span text:style-name="T7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3" draw:layer="Joystick and Throttle" svg:width="3.222cm" svg:height="4.035cm" svg:x="1.397cm" svg:y="16.129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45" draw:text-style-name="P26" xml:id="id2" draw:id="id2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bels" svg:x1="21.844cm" svg:y1="11.747cm" svg:x2="19.458cm" svg:y2="10.187cm" draw:start-shape="id1" draw:start-glue-point="3" draw:end-shape="id2" draw:end-glue-point="8" svg:d="M21844 11747h-2386v-1560" svg:viewBox="0 0 2387 1561">
          <text:p/>
        </draw:connector>
        <draw:g>
          <draw:custom-shape draw:style-name="gr47" draw:text-style-name="P28" draw:layer="Labels" svg:width="3.048cm" svg:height="2.159cm" svg:x="19.558cm" svg:y="17.399cm">
            <text:p text:style-name="P27"><text:span text:style-name="T9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7" draw:layer="Labels" svg:width="3.047cm" svg:height="0.635cm" svg:x="19.558cm" svg:y="18.034cm">
            <text:p text:style-name="P16"><text:span text:style-name="T5">Y:</text:span><text:span text:style-name="T6"> Spe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9" draw:layer="Labels" svg:width="1.115cm" svg:height="0.635cm" svg:x="21.49cm" svg:y="18.034cm">
            <text:p text:style-name="P18"><text:span text:style-name="T7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7" draw:layer="Labels" svg:width="3.047cm" svg:height="0.635cm" svg:x="19.558cm" svg:y="18.669cm">
            <text:p text:style-name="P16"><text:span text:style-name="T5">Y:</text:span><text:span text:style-name="T6">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9" draw:layer="Labels" svg:width="1.115cm" svg:height="0.635cm" svg:x="21.49cm" svg:y="18.669cm">
            <text:p text:style-name="P18"><text:span text:style-name="T7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 draw:protected="tru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3T11:34:56.267000000</dc:date>
    <dc:language>en-AU</dc:language>
    <meta:creation-date>2017-06-16T12:33:27Z</meta:creation-date>
    <meta:initial-creator>Kye.Francis</meta:initial-creator>
    <meta:generator>LibreOffice/7.4.4.2$Windows_X86_64 LibreOffice_project/85569322deea74ec9134968a29af2df5663baa21</meta:generator>
    <meta:editing-duration>PT10H39M20S</meta:editing-duration>
    <meta:editing-cycles>103</meta:editing-cycles>
    <dc:creator>Chad Sutton</dc:creator>
    <meta:printed-by>Chad Sutton</meta:printed-by>
    <meta:print-date>2022-07-20T17:57:22.939000000</meta:print-date>
    <meta:document-statistic meta:object-count="126"/>
  </office:meta>
</office:document-meta>
</file>